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094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articulo estimacion</text:p>
          </table:table-cell>
          <table:table-cell office:value-type="date" office:date-value="2013-09-26">
            <text:p>2013-09-2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Kata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iferencia enter tiers y layers</text:p>
          </table:table-cell>
          <table:table-cell table:style-name="ce14" office:value-type="date" office:date-value="2013-10-21">
            <text:p>2013-10-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tributo de calidad</text:p>
          </table:table-cell>
          <table:table-cell office:value-type="date" office:date-value="2013-10-21">
            <text:p>2013-10-2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mpezar con el proyecto – VSM</text:p>
          </table:table-cell>
          <table:table-cell office:value-type="date" office:date-value="2013-10-23">
            <text:p>2013-10-2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Crear trello y cargar users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Crear proyecto en git hub y subir proyecto base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Redactar features</text:p>
          </table:table-cell>
          <table:table-cell office:value-type="date" office:date-value="2013-10-28">
            <text:p>2013-10-28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 style:data-style-name="N2" text:time-value="0000-00-00T15:33:5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0-30T15:37:09</dc:date>
    <meta:editing-duration>PT5H55M49S</meta:editing-duration>
    <meta:editing-cycles>42</meta:editing-cycles>
    <dc:creator>Mint </dc:creator>
    <meta:document-statistic meta:table-count="2" meta:cell-count="171" meta:object-count="0"/>
  </office:meta>
</office:document-meta>
</file>